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s New Roman" officeooo:rsid="00122172" officeooo:paragraph-rsid="00122172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rsid="00122172" officeooo:paragraph-rsid="00122172"/>
    </style:style>
    <style:style style:name="P3" style:family="paragraph" style:parent-style-name="Standard">
      <style:paragraph-properties fo:line-height="200%" fo:text-align="start" style:justify-single-word="false"/>
      <style:text-properties style:font-name="Times New Roman" officeooo:rsid="00122172" officeooo:paragraph-rsid="00122172"/>
    </style:style>
    <style:style style:name="T1" style:family="text">
      <style:text-properties officeooo:rsid="0016374f"/>
    </style:style>
    <style:style style:name="T2" style:family="text">
      <style:text-properties officeooo:rsid="0017b0fe"/>
    </style:style>
    <style:style style:name="T3" style:family="text">
      <style:text-properties officeooo:rsid="001909db"/>
    </style:style>
    <style:style style:name="T4" style:family="text">
      <style:text-properties officeooo:rsid="001c25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eksandr Yardas</text:p>
      <text:p text:style-name="P1">Spn 217</text:p>
      <text:p text:style-name="P1">Yvette Aparicio</text:p>
      <text:p text:style-name="P2">Tarea para el lunes, 9/04/17</text:p>
      <text:p text:style-name="P2"/>
      <text:p text:style-name="P3"><text:tab/>Oraciones:</text:p>
      <text:p text:style-name="P3"><text:span text:style-name="T1"><text:tab/>1) Pienso que Carolyn fuera justo en la haber permitido Rosa traer su guagua al trabajar con ella.</text:span></text:p>
      <text:p text:style-name="P3"/>
      <text:p text:style-name="P3"><text:span text:style-name="T1"><text:tab/>2) En mi opinion, Alberto fuera perezoso y egoísta porque tan pronto como oyó que Rosa no necesitaba a trabajar hasta las ocho y media, él se quejó de tomar el micro y le pidió a Rosa que lo haga un maroma a él.</text:span></text:p>
      <text:p text:style-name="P3"/>
      <text:p text:style-name="P3"><text:span text:style-name="T2"><text:tab/>3) Es absurdo que Rosa espere que Carolyn le pagara a Rosa sin armara boches por un trabajo de un día entero después de ella había trabajado solo dos horas en algo que se debió que hacer el día antes.</text:span></text:p>
      <text:p text:style-name="P3"/>
      <text:p text:style-name="P3"><text:span text:style-name="T3"><text:tab/>4) Estoy de acuerdo con Charles en que era el colmo para Rosa cuando ella fui a Nueva York, pero todavía creo que él es un mal hombre debido a su antipatía para Rosa.</text:span></text:p>
      <text:p text:style-name="P3"/>
      <text:p text:style-name="P3"><text:span text:style-name="T4"><text:tab/>5) A mí me fregan todos los protaganistas en esta lectura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2:46:18.192623000</meta:creation-date>
    <dc:date>2017-09-03T12:18:34.205707000</dc:date>
    <meta:editing-duration>PT22H17M11S</meta:editing-duration>
    <meta:editing-cycles>4</meta:editing-cycles>
    <meta:generator>LibreOffice/5.2.5.1$MacOSX_X86_64 LibreOffice_project/0312e1a284a7d50ca85a365c316c7abbf20a4d22</meta:generator>
    <meta:document-statistic meta:table-count="0" meta:image-count="0" meta:object-count="0" meta:page-count="1" meta:paragraph-count="10" meta:word-count="159" meta:character-count="815" meta:non-whitespace-character-count="660"/>
  </office:meta>
</office:document-meta>
</file>